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officeooo:paragraph-rsid="00036019"/>
    </style:style>
    <style:style style:name="P3" style:family="paragraph" style:parent-style-name="Standard">
      <style:text-properties officeooo:paragraph-rsid="000b59a2"/>
    </style:style>
    <style:style style:name="P4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5" style:family="paragraph" style:parent-style-name="Standard">
      <style:text-properties style:font-name="Liberation Sans2" officeooo:rsid="000c1acd" officeooo:paragraph-rsid="000b59a2"/>
    </style:style>
    <style:style style:name="P6" style:family="paragraph" style:parent-style-name="Standard">
      <style:text-properties style:font-name="Liberation Sans2" officeooo:rsid="000b59a2" officeooo:paragraph-rsid="000b59a2"/>
    </style:style>
    <style:style style:name="P7" style:family="paragraph" style:parent-style-name="Standard">
      <style:text-properties style:font-name="Liberation Sans2" officeooo:rsid="0016912b" officeooo:paragraph-rsid="0016912b"/>
    </style:style>
    <style:style style:name="P8" style:family="paragraph" style:parent-style-name="Standard">
      <style:text-properties style:font-name="Liberation Sans2" officeooo:rsid="0028286c" officeooo:paragraph-rsid="0028286c"/>
    </style:style>
    <style:style style:name="P9" style:family="paragraph" style:parent-style-name="Standard">
      <style:text-properties officeooo:rsid="001754d9" officeooo:paragraph-rsid="001754d9"/>
    </style:style>
    <style:style style:name="P10" style:family="paragraph" style:parent-style-name="Standard">
      <style:text-properties officeooo:rsid="001e1f0a" officeooo:paragraph-rsid="001e1f0a"/>
    </style:style>
    <style:style style:name="P11" style:family="paragraph" style:parent-style-name="Standard">
      <style:text-properties officeooo:paragraph-rsid="001e1f0a"/>
    </style:style>
    <style:style style:name="P12" style:family="paragraph" style:parent-style-name="Standard">
      <style:text-properties officeooo:rsid="00160382" officeooo:paragraph-rsid="00160382"/>
    </style:style>
    <style:style style:name="P13" style:family="paragraph" style:parent-style-name="Standard">
      <style:text-properties officeooo:rsid="001f96af" officeooo:paragraph-rsid="001f96af"/>
    </style:style>
    <style:style style:name="P14" style:family="paragraph" style:parent-style-name="Standard">
      <style:text-properties officeooo:paragraph-rsid="001f96af"/>
    </style:style>
    <style:style style:name="P15" style:family="paragraph" style:parent-style-name="Standard">
      <style:text-properties officeooo:paragraph-rsid="00212817"/>
    </style:style>
    <style:style style:name="P16" style:family="paragraph" style:parent-style-name="Standard">
      <style:text-properties officeooo:rsid="0022a339" officeooo:paragraph-rsid="0022a339"/>
    </style:style>
    <style:style style:name="P17" style:family="paragraph" style:parent-style-name="Standard">
      <style:text-properties officeooo:rsid="0022e21b" officeooo:paragraph-rsid="0022e21b"/>
    </style:style>
    <style:style style:name="P18" style:family="paragraph" style:parent-style-name="Text_20_body">
      <style:text-properties officeooo:rsid="000a2c6e" officeooo:paragraph-rsid="000a2c6e"/>
    </style:style>
    <style:style style:name="P19" style:family="paragraph" style:parent-style-name="Heading_20_1">
      <style:text-properties officeooo:rsid="0002634c"/>
    </style:style>
    <style:style style:name="P20" style:family="paragraph" style:parent-style-name="Heading_20_1">
      <style:text-properties officeooo:paragraph-rsid="00036019"/>
    </style:style>
    <style:style style:name="P21" style:family="paragraph" style:parent-style-name="Heading_20_2">
      <style:text-properties officeooo:paragraph-rsid="00036019"/>
    </style:style>
    <style:style style:name="P22" style:family="paragraph" style:parent-style-name="Heading_20_2">
      <style:text-properties officeooo:paragraph-rsid="001e1f0a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2"/>
    </style:style>
    <style:style style:name="T13" style:family="text">
      <style:text-properties style:font-name="Liberation Sans2" officeooo:rsid="00072267"/>
    </style:style>
    <style:style style:name="T14" style:family="text">
      <style:text-properties style:font-name="Liberation Sans2" officeooo:rsid="000a2c6e"/>
    </style:style>
    <style:style style:name="T15" style:family="text">
      <style:text-properties style:font-name="Liberation Sans2" officeooo:rsid="000b327a"/>
    </style:style>
    <style:style style:name="T16" style:family="text">
      <style:text-properties style:font-name="Liberation Sans2" officeooo:rsid="000b59a2"/>
    </style:style>
    <style:style style:name="T17" style:family="text">
      <style:text-properties style:font-name="Liberation Sans2" officeooo:rsid="000c1acd"/>
    </style:style>
    <style:style style:name="T18" style:family="text">
      <style:text-properties style:font-name="Liberation Sans2" style:text-underline-style="solid" style:text-underline-width="auto" style:text-underline-color="font-color" officeooo:rsid="000c1acd"/>
    </style:style>
    <style:style style:name="T19" style:family="text">
      <style:text-properties style:font-name="Liberation Sans2" style:text-underline-style="none" officeooo:rsid="000c1acd"/>
    </style:style>
    <style:style style:name="T20" style:family="text">
      <style:text-properties style:font-name="Liberation Sans2" officeooo:rsid="001d17a6"/>
    </style:style>
    <style:style style:name="T21" style:family="text">
      <style:text-properties style:font-name="Liberation Sans2" officeooo:rsid="001fbffa"/>
    </style:style>
    <style:style style:name="T22" style:family="text">
      <style:text-properties style:font-name="Liberation Sans2" officeooo:rsid="001f96af"/>
    </style:style>
    <style:style style:name="T23" style:family="text">
      <style:text-properties style:font-name="Liberation Sans2" officeooo:rsid="00212817"/>
    </style:style>
    <style:style style:name="T24" style:family="text">
      <style:text-properties style:font-name="Liberation Sans2" officeooo:rsid="0021ec81"/>
    </style:style>
    <style:style style:name="T25" style:family="text">
      <style:text-properties style:font-name="Liberation Sans2" officeooo:rsid="0022a339"/>
    </style:style>
    <style:style style:name="T26" style:family="text">
      <style:text-properties style:font-name="Liberation Sans1" officeooo:rsid="000c1acd"/>
    </style:style>
    <style:style style:name="T27" style:family="text">
      <style:text-properties style:font-name="Noto Serif" style:text-underline-style="none" officeooo:rsid="000c1acd"/>
    </style:style>
    <style:style style:name="T28" style:family="text">
      <style:text-properties officeooo:rsid="000eb795"/>
    </style:style>
    <style:style style:name="T29" style:family="text">
      <style:text-properties officeooo:rsid="001754d9"/>
    </style:style>
    <style:style style:name="T30" style:family="text">
      <style:text-properties officeooo:rsid="00187a1d"/>
    </style:style>
    <style:style style:name="T31" style:family="text">
      <style:text-properties officeooo:rsid="00191946"/>
    </style:style>
    <style:style style:name="T32" style:family="text">
      <style:text-properties officeooo:rsid="001d17a6"/>
    </style:style>
    <style:style style:name="T33" style:family="text">
      <style:text-properties officeooo:rsid="001e1f0a"/>
    </style:style>
    <style:style style:name="T34" style:family="text">
      <style:text-properties officeooo:rsid="001f96af"/>
    </style:style>
    <style:style style:name="T35" style:family="text">
      <style:text-properties officeooo:rsid="001fbffa"/>
    </style:style>
    <style:style style:name="T36" style:family="text">
      <style:text-properties officeooo:rsid="0021870b"/>
    </style:style>
    <style:style style:name="T37" style:family="text">
      <style:text-properties officeooo:rsid="00259b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Deel 1: Introductie</text:h>
      <text:h text:style-name="Heading_20_2" text:outline-level="2">Stap 1: <text:span text:style-name="T5">Teaser</text:span></text:h>
      <text:p text:style-name="P15"><text:span text:style-name="T22">Wa</text:span><text:span text:style-name="T25">t is een PLC en waarom zou je zo'n ding in vredesnaam gebruiken.</text:span></text:p>
      <text:p text:style-name="P16"><text:span text:style-name="T23">R</text:span><text:span text:style-name="T12">euzen met de hersens van een dwerg.</text:span></text:p>
      <text:p text:style-name="P8">Het voorbeeld uit deze les.</text:p>
      <text:h text:style-name="P21" text:outline-level="2">Stap 2: <text:span text:style-name="T10">Wat kun je na deze les</text:span></text:h>
      <text:p text:style-name="P14"><text:span text:style-name="T21">Onderbouwd kiezen</text:span><text:span text:style-name="T34"> voor al dan niet gebruiken van een PLC in een gegeven situatie.</text:span></text:p>
      <text:p text:style-name="P12">Eenvoudig PLC <text:span text:style-name="T34">programma schrijven en testen d.m.v. simulatie.</text:span></text:p>
      <text:p text:style-name="P13">Hieruit code genereren voor single board computer en deze draaien.</text:p>
      <text:h text:style-name="P21" text:outline-level="2">Stap 3: <text:span text:style-name="T7">Ophalen benodigde voorkennis</text:span></text:h>
      <text:p text:style-name="P7"><text:span text:style-name="T29">Imperatief</text:span> en function<text:span text:style-name="T29">eel</text:span> programm<text:span text:style-name="T29">eren.</text:span></text:p>
      <text:p text:style-name="P9">Tijddiscrete systemen<text:span text:style-name="T36">, responsetijd en latency.</text:span></text:p>
      <text:p text:style-name="P17"><text:span text:style-name="T13">W</text:span><text:span text:style-name="T12">aarnemen, denken, doen: regel- en besturingslussen.</text:span></text:p>
      <text:h text:style-name="P20" text:outline-level="1"><text:span text:style-name="T9">Deel 2: </text:span>Kern</text:h>
      <text:h text:style-name="P21" text:outline-level="2">Stap 4: <text:span text:style-name="T6">U</text:span><text:span text:style-name="T7">itleg van de nieuwe lesstof</text:span></text:h>
      <text:p text:style-name="P9">De essentie van het PLC paradigma.</text:p>
      <text:p text:style-name="P9">Basisregels voor het programmeren van PLC besturingen.</text:p>
      <text:p text:style-name="P9">Werking simulator en codegeneratie<text:span text:style-name="T30">: installatie en gebruik.</text:span></text:p>
      <text:h text:style-name="P21" text:outline-level="2">Stap 5: <text:span text:style-name="T5">Voorbeelden en vragen door docent</text:span></text:h>
      <text:p text:style-name="Standard"><text:span text:style-name="T35">Korte v</text:span><text:span text:style-name="T32">erkenning</text:span><text:span text:style-name="T31"> </text:span><text:span text:style-name="T32">opbouw en broncode </text:span><text:span text:style-name="T20">kunststof-granulaat </text:span><text:span text:style-name="T24">kraan </text:span><text:span text:style-name="T20">Antwerpen.</text:span></text:p>
      <text:h text:style-name="P22" text:outline-level="2">Stap 6: <text:span text:style-name="T11">Oefenen met de nieuwe lesstof</text:span></text:h>
      <text:p text:style-name="P11"><text:span text:style-name="T33">Run </text:span><text:span text:style-name="T37">de </text:span><text:span text:style-name="T33">code</text:span> <text:span text:style-name="T37">van het arduino_led_timer voorbeeld </text:span>op de<text:span text:style-name="T33"> </text:span><text:span text:style-name="T37">PLC </text:span>simulator<text:span text:style-name="T33">.</text:span></text:p>
      <text:p text:style-name="P10">Verklaar de time charts vanuit de source code.</text:p>
      <text:p text:style-name="P10">Genereer target code voor de Arduino.</text:p>
      <text:p text:style-name="P10">Run de target code en vergelijk het gedrag met de simulatie.</text:p>
      <text:h text:style-name="P21" text:outline-level="2">Stap 7: Feedback <text:span text:style-name="T5">op gemaakte oefening</text:span></text:h>
      <text:p text:style-name="P18">Een of meerdere leden van elke groep delen hun beschrijving, docent en medestudenten geven feedback, evt. na vragen om nadere uitleg<text:span text:style-name="T28">.</text:span></text:p>
      <text:p text:style-name="P2"/>
      <text:h text:style-name="P20" text:outline-level="1"><text:soft-page-break/><text:span text:style-name="T9">Deel 3: </text:span>Af<text:span text:style-name="T9">ronding</text:span></text:h>
      <text:h text:style-name="P21" text:outline-level="2">Stap 8: Evalu<text:span text:style-name="T11">eren of deze les goed “geland” is</text:span></text:h>
      <text:p text:style-name="Standard">E<text:span text:style-name="T26">é</text:span>n of meer leden van elke groep stellen vragen en/of geven tips en/of tops.</text:p>
      <text:h text:style-name="P21" text:outline-level="2">Stap 9: <text:span text:style-name="T8">Huiswerk om je de lesstof verder eigen te maken</text:span></text:h>
      <text:p text:style-name="P3"><text:span text:style-name="T14">Z</text:span><text:span text:style-name="T15">ie opdrachten-tab in </text:span><text:span text:style-name="T17">MS-Teams</text:span><text:span text:style-name="T15">.</text:span><text:span text:style-name="T17"><text:line-break/><text:line-break/></text:span><text:span text:style-name="T19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7">ë</text:span><text:span text:style-name="T19">igende wijze in MS-Teams.</text:span><text:span text:style-name="T18"><text:line-break/><text:line-break/></text:span><text:span text:style-name="T15">De resultaten worden d</text:span><text:span text:style-name="T16">eels in de volgende les, deels individueel besproken.</text:span><text:span text:style-name="T15"> Maak de opdrachten zo goed mogelijk, maar wees ook niet bang om f</text:span><text:span text:style-name="T16">outen te maken. </text:span><text:span text:style-name="T17">Het gaat erom dat je een serieuze poging waagt en de docenten je indien nodig kunnen helpen om verder te komen.</text:span></text:p>
      <text:p text:style-name="P5"/>
      <text:p text:style-name="P4"><text:span text:style-name="T17">-</text:span><text:span text:style-name="T12">-//--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7T17:12:26.896582061</dc:date>
    <meta:editing-duration>PT6H51M42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345" meta:character-count="2133" meta:non-whitespace-character-count="1821"/>
  </office:meta>
</office:document-meta>
</file>